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38in"/>
    </style:style>
    <style:style style:name="co2" style:family="table-column">
      <style:table-column-properties fo:break-before="auto" style:column-width="1.5291in"/>
    </style:style>
    <style:style style:name="co3" style:family="table-column">
      <style:table-column-properties fo:break-before="auto" style:column-width="1.8681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>
            <text:p>Time</text:p>
          </table:table-cell>
          <table:table-cell table:style-name="ce3" office:value-type="string">
            <text:p>Matrix Size</text:p>
          </table:table-cell>
          <table:table-cell/>
        </table:table-row>
        <table:table-row table:style-name="ro1">
          <table:table-cell/>
          <table:table-cell office:value-type="float" office:value="0.050134">
            <text:p>0.0501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/>
          <table:table-cell office:value-type="float" office:value="0.199492">
            <text:p>0.19949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/>
          <table:table-cell office:value-type="float" office:value="0.451047">
            <text:p>0.45105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1">
          <table:table-cell/>
          <table:table-cell office:value-type="float" office:value="0.815135">
            <text:p>0.81514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1">
          <table:table-cell/>
          <table:table-cell office:value-type="float" office:value="1.287717">
            <text:p>1.28772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">
          <table:table-cell/>
          <table:table-cell office:value-type="float" office:value="1.852109">
            <text:p>1.85211</text:p>
          </table:table-cell>
          <table:table-cell office:value-type="float" office:value="6000">
            <text:p>6000</text:p>
          </table:table-cell>
          <table:table-cell/>
        </table:table-row>
        <table:table-row table:style-name="ro1">
          <table:table-cell/>
          <table:table-cell office:value-type="float" office:value="2.51592">
            <text:p>2.51592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1">
          <table:table-cell/>
          <table:table-cell office:value-type="float" office:value="3.310846">
            <text:p>3.31085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/>
          <table:table-cell office:value-type="float" office:value="4.159447">
            <text:p>4.15945</text:p>
          </table:table-cell>
          <table:table-cell office:value-type="float" office:value="9000">
            <text:p>9000</text:p>
          </table:table-cell>
          <table:table-cell/>
        </table:table-row>
        <table:table-row table:style-name="ro1">
          <table:table-cell/>
          <table:table-cell office:value-type="float" office:value="5.172156">
            <text:p>5.17216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">
          <table:table-cell/>
          <table:table-cell office:value-type="float" office:value="6.260176">
            <text:p>6.26018</text:p>
          </table:table-cell>
          <table:table-cell office:value-type="float" office:value="11000">
            <text:p>11000</text:p>
          </table:table-cell>
          <table:table-cell/>
        </table:table-row>
        <table:table-row table:style-name="ro1">
          <table:table-cell/>
          <table:table-cell office:value-type="float" office:value="7.406103">
            <text:p>7.40610</text:p>
          </table:table-cell>
          <table:table-cell office:value-type="float" office:value="12000">
            <text:p>12000</text:p>
          </table:table-cell>
          <table:table-cell/>
        </table:table-row>
        <table:table-row table:style-name="ro1">
          <table:table-cell/>
          <table:table-cell office:value-type="float" office:value="8.868244">
            <text:p>8.86824</text:p>
          </table:table-cell>
          <table:table-cell office:value-type="float" office:value="13000">
            <text:p>13000</text:p>
          </table:table-cell>
          <table:table-cell/>
        </table:table-row>
        <table:table-row table:style-name="ro1">
          <table:table-cell/>
          <table:table-cell office:value-type="float" office:value="10.075212">
            <text:p>10.07521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1">
          <table:table-cell/>
          <table:table-cell office:value-type="float" office:value="11.459482">
            <text:p>11.45948</text:p>
          </table:table-cell>
          <table:table-cell office:value-type="float" office:value="15000">
            <text:p>15000</text:p>
          </table:table-cell>
          <table:table-cell/>
        </table:table-row>
        <table:table-row table:style-name="ro1" table:number-rows-repeated="65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office:forms form:automatic-focus="false" form:apply-design-mode="false"/>
        <table:table-column table:style-name="co5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ooc:=[.B5]/3" office:value-type="float" office:value="0">
            <text:p>0</text:p>
          </table:table-cell>
          <table:table-cell table:formula="oooc:=[.C5]/3" office:value-type="float" office:value="0.333333333333333">
            <text:p>0.33</text:p>
          </table:table-cell>
          <table:table-cell table:formula="oooc:=[.D5]/3" office:value-type="float" office:value="0.666666666666667">
            <text:p>0.6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number-columns-repeated="3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12/06/2008</text:date>, <text:time>14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06T14:55:54</dc:date>
    <meta:editing-cycles>1</meta:editing-cycles>
    <meta:editing-duration>PT2H42M59S</meta:editing-duration>
    <meta:user-defined meta:name="Info 1"/>
    <meta:user-defined meta:name="Info 2"/>
    <meta:user-defined meta:name="Info 3"/>
    <meta:user-defined meta:name="Info 4"/>
    <meta:document-statistic meta:table-count="2" meta:cell-count="50"/>
  </office:meta>
</office:document-meta>
</file>